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19H31M03.957051S" calcext:value-type="time">
            <text:p>1519:3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table:number-columns-repeated="2"/>
          <table:table-cell table:formula="of:=IF([.G285]-[.F285] &gt; 0; [.G285]-[.F285]; 0)" office:value-type="time" office:time-value="PT00H00M00S" calcext:value-type="time">
            <text:p>00:00</text:p>
          </table:table-cell>
          <table:table-cell table:formula="of:=[.D285]+[.H285]" office:value-type="time" office:time-value="PT03H49M48.38S" calcext:value-type="time">
            <text:p>03:49</text:p>
          </table:table-cell>
          <table:table-cell table:style-name="ce3"/>
          <table:table-cell office:value-type="string" calcext:value-type="string">
            <text:p>Final boss sweep attack cleanup, damage impulse direction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86]-[.B286] &gt; 0; [.C286]-[.B2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6]-[.F286] &gt; 0; [.G286]-[.F286]; 0)" office:value-type="time" office:time-value="PT00H00M00S" calcext:value-type="time">
            <text:p>00:00</text:p>
          </table:table-cell>
          <table:table-cell table:formula="of:=[.D286]+[.H2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 office:value-type="string" calcext:value-type="string">
            <text:p>11/11/22 (Veterans’ Day)</text:p>
          </table:table-cell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12H12M48.878S" calcext:value-type="time">
            <text:p>12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89]-[.B289] &gt; 0; [.C289]-[.B2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9]-[.F289] &gt; 0; [.G289]-[.F289]; 0)" office:value-type="time" office:time-value="PT00H00M00S" calcext:value-type="time">
            <text:p>00:00</text:p>
          </table:table-cell>
          <table:table-cell table:formula="of:=[.D289]+[.H2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1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81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 style:data-style-name="N2" text:time-value="08:07:35.8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9T11:26:35.694000000</dc:date>
    <meta:editing-duration>P67DT15H50M7S</meta:editing-duration>
    <meta:editing-cycles>1784</meta:editing-cycles>
    <meta:generator>LibreOffice/7.2.6.2$Windows_X86_64 LibreOffice_project/b0ec3a565991f7569a5a7f5d24fed7f52653d754</meta:generator>
    <dc:creator>Benjamin Laws</dc:creator>
    <meta:document-statistic meta:table-count="2" meta:cell-count="2162" meta:object-count="0"/>
  </office:meta>
</office:document-meta>
</file>